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T1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Introduction to Linux 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n this session we will discuss the following</text:p>
              </text:list-header>
              <text:list-item>
                <text:p>What is Operating System</text:p>
              </text:list-item>
              <text:list-item>
                <text:p>What is Linux and its features</text:p>
              </text:list-item>
              <text:list-item>
                <text:p>What are different Linux distribution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Operating System (OS) is the software program that manages the hardware of computer.</text:p>
              </text:list-item>
              <text:list-item>
                <text:p>The Hardware such as Input, output peripherals, Memory, CPU are all managed by the OS.</text:p>
              </text:list-item>
              <text:list-item>
                <text:p>Few examples of OS are Windows, Linux, Mac, Android and many oth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U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What is LINUX?</text:p>
              </text:list-header>
              <text:list-item>
                <text:p>Linux is a family of open source OS.</text:p>
              </text:list-item>
              <text:list-item>
                <text:p>Linux source code is freely available.</text:p>
              </text:list-item>
              <text:list-item>
                <text:p>Users are free to download, modify and enhance the O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ux OS compon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Linux OS components are</text:p>
              </text:list-header>
              <text:list-item>
                <text:p>Kernel</text:p>
              </text:list-item>
              <text:list-item>
                <text:p>Networking</text:p>
              </text:list-item>
              <text:list-item>
                <text:p>Security</text:p>
              </text:list-item>
              <text:list-item>
                <text:p>GUI (User inferfac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– <text:span text:style-name="T1">The kernel is a computer program at the core of <text:s text:c="2"/>computer's operating system, and manages the hardware.</text:span></text:p>
              </text:list-item>
              <text:list-item>
                <text:p><text:span text:style-name="T1">Networking – Provides the feature to communication across different computers.</text:span></text:p>
              </text:list-item>
              <text:list-item>
                <text:p><text:span text:style-name="T1">Security – Is a mechanism of providing <text:s/>protection to <text:s/>computer system resources such as CPU, memory, disk and others. It provides access control for unauthorised user from accessing system resource, and hence providing security.</text:span></text:p>
              </text:list-item>
              <text:list-item>
                <text:p><text:span text:style-name="T1">GUI – The graphics version of Linux provides user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ux Distribu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nux is not owned by any single organisation. Different people and organisations across globe contribute for Linux development.</text:p>
              </text:list-item>
              <text:list-item>
                <text:p>Different Linux distributions compile the several open source features of Linux, and provide as a single Operating System.</text:p>
              </text:list-item>
              <text:list-item>
                <text:p>The different popular Linux distubutions(Distro) are</text:p>
                <text:p>Red hat, CentOS, Fedora, Ubuntu and many oth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2T09:15:00.109532097</meta:creation-date>
    <dc:date>2020-07-02T13:26:12.524085682</dc:date>
    <meta:editing-duration>PT4H41S</meta:editing-duration>
    <meta:editing-cycles>39</meta:editing-cycles>
    <meta:generator>LibreOffice/5.1.6.2$Linux_X86_64 LibreOffice_project/10m0$Build-2</meta:generator>
    <meta:document-statistic meta:object-count="46"/>
  </office:meta>
</office:document-meta>
</file>